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text-properties officeooo:rsid="00005e2a" officeooo:paragraph-rsid="00005e2a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5c6773" loext:opacity="100%" style:font-name="var font-monospace" fo:font-size="10.5pt" fo:font-weight="normal" fo:background-color="#fbfcfd"/>
    </style:style>
    <style:style style:name="P4" style:family="paragraph" style:parent-style-name="Standard">
      <style:text-properties fo:color="#5c6773" loext:opacity="100%" style:font-name="var font-monospace" fo:font-size="10.5pt" fo:font-weight="normal" officeooo:rsid="00005e2a" officeooo:paragraph-rsid="00005e2a" fo:background-color="#fbfcfd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5c6773" loext:opacity="100%" style:font-name="var font-monospace" fo:font-size="10.5pt" fo:font-weight="normal" officeooo:rsid="00005e2a" officeooo:paragraph-rsid="00005e2a" fo:background-color="#fbfcfd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style:use-window-font-color="true" loext:opacity="0%" style:font-name="var font-monospace" fo:font-size="10.5pt" fo:font-weight="normal" officeooo:rsid="00005e2a" officeooo:paragraph-rsid="00005e2a" fo:background-color="#fbfcfd"/>
    </style:style>
    <style:style style:name="T1" style:family="text">
      <style:text-properties officeooo:rsid="00005e2a"/>
    </style:style>
    <style:style style:name="T2" style:family="text">
      <style:text-properties fo:color="#f2590c" loext:opacity="100%"/>
    </style:style>
    <style:style style:name="T3" style:family="text">
      <style:text-properties fo:color="#41a6d9" loext:opacity="100%"/>
    </style:style>
    <style:style style:name="T4" style:family="text">
      <style:text-properties fo:color="#86b300" loext:opacity="100%"/>
    </style:style>
    <style:style style:name="T5" style:family="text">
      <style:text-properties fo:color="#f08c36" loext:opacity="100%"/>
    </style:style>
    <style:style style:name="T6" style:family="text">
      <style:text-properties fo:color="#ff3333" loext:opacity="100%"/>
    </style:style>
    <style:style style:name="T7" style:family="text">
      <style:text-properties officeooo:rsid="000144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6) Jogo <text:span text:style-name="T7">de Adivinhação</text:span></text:p>
      <text:p text:style-name="P7"/>
      <text:p text:style-name="P7"/>
      <text:p text:style-name="P7">App.js</text:p>
      <text:p text:style-name="P7"/>
      <text:p text:style-name="P4"><text:span text:style-name="T2">import</text:span> <text:span text:style-name="T3">React</text:span>, { useState } <text:span text:style-name="T2">from</text:span> <text:span text:style-name="T4">'react'</text:span>;</text:p>
      <text:p text:style-name="P2"><text:span text:style-name="T2">import</text:span> { <text:span text:style-name="T3">View</text:span>, <text:span text:style-name="T3">Text</text:span>, <text:span text:style-name="T3">StyleSheet</text:span>, <text:span text:style-name="T3">TextInput</text:span>, <text:span text:style-name="T3">Button</text:span>, <text:span text:style-name="T3">Image</text:span> } <text:span text:style-name="T2">from</text:span> <text:span text:style-name="T4">'react-native'</text:span>;</text:p>
      <text:p text:style-name="P6"/>
      <text:p text:style-name="P2"><text:span text:style-name="T2">import</text:span> { customStyles } <text:span text:style-name="T2">from</text:span> <text:span text:style-name="T4">'./styles'</text:span>;</text:p>
      <text:p text:style-name="P6"/>
      <text:p text:style-name="P2"><text:span text:style-name="T2">const</text:span> imageUri = <text:span text:style-name="T4">'https://encrypted-tbn0.gstatic.com/images?q=tbn:ANd9GcSma_ootySe9nxSD2l0Fu23QCtAo0ukwUKtVw&amp;usqp=CAU'</text:span>;</text:p>
      <text:p text:style-name="P6"/>
      <text:p text:style-name="P2"><text:span text:style-name="T2">function</text:span> <text:span text:style-name="T3">App</text:span>() {</text:p>
      <text:p text:style-name="P2"><text:span text:style-name="T2">const</text:span> [userGuess, setUserGuess] = useState(<text:span text:style-name="T4">''</text:span>);</text:p>
      <text:p text:style-name="P2"><text:span text:style-name="T2">const</text:span> [result, setResult] = useState(<text:span text:style-name="T4">''</text:span>);</text:p>
      <text:p text:style-name="P2"><text:span text:style-name="T2">const</text:span> [randomNumber, setRandomNumber] = useState(<text:span text:style-name="T4">''</text:span>);</text:p>
      <text:p text:style-name="P6"/>
      <text:p text:style-name="P2"><text:span text:style-name="T2">const</text:span> guessNumber = () =&gt; {</text:p>
      <text:p text:style-name="P2"><text:span text:style-name="T2">const</text:span> generatedNumber = <text:span text:style-name="T3">Math</text:span>.floor(<text:span text:style-name="T3">Math</text:span>.random() * <text:span text:style-name="T5">11</text:span>);</text:p>
      <text:p text:style-name="P2">setRandomNumber(generatedNumber.toString());</text:p>
      <text:p text:style-name="P6"/>
      <text:p text:style-name="P2"><text:span text:style-name="T2">if</text:span> (userGuess === generatedNumber.toString()) {</text:p>
      <text:p text:style-name="P2">setResult(<text:span text:style-name="T4">'Você acertou, disse o Duende!'</text:span>);</text:p>
      <text:p text:style-name="P2">} <text:span text:style-name="T2">else</text:span> {</text:p>
      <text:p text:style-name="P2">setResult(<text:span text:style-name="T4">'Você errou, disse o Duende!'</text:span>);</text:p>
      <text:p text:style-name="P2">}</text:p>
      <text:p text:style-name="P2">};</text:p>
      <text:p text:style-name="P6"/>
      <text:p text:style-name="P2"><text:span text:style-name="T2">return</text:span> (</text:p>
      <text:p text:style-name="P2">&lt;<text:span text:style-name="T3">View</text:span> style={customStyles.container}&gt;</text:p>
      <text:p text:style-name="P2">&lt;<text:span text:style-name="T3">Text</text:span> style={customStyles.title1}&gt;<text:span text:style-name="T3">Jogo</text:span> <text:span text:style-name="T2">do</text:span> n<text:span text:style-name="T6">ú</text:span>mero aleat<text:span text:style-name="T6">ó</text:span>rio&lt;/<text:span text:style-name="T3">Text</text:span>&gt;</text:p>
      <text:p text:style-name="P6"/>
      <text:p text:style-name="P2">&lt;<text:span text:style-name="T3">Image</text:span></text:p>
      <text:p text:style-name="P2">source={{ uri: imageUri }}</text:p>
      <text:p text:style-name="P2">style={{</text:p>
      <text:p text:style-name="P2">width: <text:span text:style-name="T5">150</text:span>,</text:p>
      <text:p text:style-name="P2">height: <text:span text:style-name="T5">150</text:span>,</text:p>
      <text:p text:style-name="P2">marginLeft: <text:span text:style-name="T5">5</text:span>,</text:p>
      <text:p text:style-name="P2">marginTop: <text:span text:style-name="T5">5</text:span>,</text:p>
      <text:p text:style-name="P2">marginBottom: <text:span text:style-name="T5">15</text:span>,</text:p>
      <text:p text:style-name="P2">}}</text:p>
      <text:p text:style-name="P2">/&gt;</text:p>
      <text:p text:style-name="P6"/>
      <text:p text:style-name="P2">&lt;<text:span text:style-name="T3">Text</text:span> style={customStyles.title2}&gt;<text:span text:style-name="T3">Pense</text:span> em um n<text:span text:style-name="T6">ú</text:span>mero aleat<text:span text:style-name="T6">ó</text:span>rio entre (<text:span text:style-name="T5">0</text:span> e <text:span text:style-name="T5">10</text:span>):&lt;/<text:span text:style-name="T3">Text</text:span>&gt;</text:p>
      <text:p text:style-name="P6"/>
      <text:p text:style-name="P2">&lt;<text:span text:style-name="T3">Text</text:span> style={customStyles.result}&gt;{<text:span text:style-name="T4">`Número Aleatório: </text:span>${randomNumber}<text:span text:style-name="T4">`</text:span>}&lt;/<text:span text:style-name="T3">Text</text:span>&gt;</text:p>
      <text:p text:style-name="P6"/>
      <text:p text:style-name="P2">&lt;<text:span text:style-name="T3">TextInput</text:span></text:p>
      <text:p text:style-name="P2">style={customStyles.input}</text:p>
      <text:p text:style-name="P2">placeholder=<text:span text:style-name="T4">"Digite um número aleatório"</text:span></text:p>
      <text:p text:style-name="P2"><text:soft-page-break/>value={userGuess}</text:p>
      <text:p text:style-name="P2">onChangeText={(text) =&gt; setUserGuess(text)}</text:p>
      <text:p text:style-name="P2">keyboardType=<text:span text:style-name="T4">"numeric"</text:span></text:p>
      <text:p text:style-name="P2">/&gt;</text:p>
      <text:p text:style-name="P6"/>
      <text:p text:style-name="P2">&lt;<text:span text:style-name="T3">Button</text:span> title=<text:span text:style-name="T4">"Descobrir"</text:span> onPress={guessNumber} /&gt;</text:p>
      <text:p text:style-name="P6"/>
      <text:p text:style-name="P2">&lt;<text:span text:style-name="T3">Text</text:span> style={customStyles.result}&gt;{result}&lt;/<text:span text:style-name="T3">Text</text:span>&gt;</text:p>
      <text:p text:style-name="P2">&lt;/<text:span text:style-name="T3">View</text:span>&gt;</text:p>
      <text:p text:style-name="P2">);</text:p>
      <text:p text:style-name="P2">}</text:p>
      <text:p text:style-name="P6"/>
      <text:p text:style-name="P2"><text:span text:style-name="T2">export</text:span> <text:span text:style-name="T2">default</text:span> <text:span text:style-name="T3">App</text:span>;</text:p>
      <text:p text:style-name="P3"><text:line-break/><text:span text:style-name="T1">___________________________________________________________________________________________</text:span></text:p>
      <text:p text:style-name="P5"/>
      <text:p text:style-name="P7">styles.js</text:p>
      <text:p text:style-name="P7"/>
      <text:p text:style-name="P1"/>
      <text:p text:style-name="P4"><text:span text:style-name="T2">import</text:span> { <text:span text:style-name="T3">StyleSheet</text:span> } <text:span text:style-name="T2">from</text:span> <text:span text:style-name="T4">'react-native'</text:span>;</text:p>
      <text:p text:style-name="P6"/>
      <text:p text:style-name="P2"><text:span text:style-name="T2">const</text:span> customStyles = <text:span text:style-name="T3">StyleSheet</text:span>.create({</text:p>
      <text:p text:style-name="P2">container: {</text:p>
      <text:p text:style-name="P2">flex: <text:span text:style-name="T5">1</text:span>,</text:p>
      <text:p text:style-name="P2">justifyContent: <text:span text:style-name="T4">'center'</text:span>,</text:p>
      <text:p text:style-name="P2">alignItems: <text:span text:style-name="T4">'center'</text:span>,</text:p>
      <text:p text:style-name="P2">},</text:p>
      <text:p text:style-name="P2">title1: {</text:p>
      <text:p text:style-name="P2">fontSize: <text:span text:style-name="T5">24</text:span>,</text:p>
      <text:p text:style-name="P2">marginBottom: <text:span text:style-name="T5">4</text:span>,</text:p>
      <text:p text:style-name="P2">},</text:p>
      <text:p text:style-name="P2">title2: {</text:p>
      <text:p text:style-name="P2">fontSize: <text:span text:style-name="T5">16</text:span>,</text:p>
      <text:p text:style-name="P2">marginBottom: <text:span text:style-name="T5">10</text:span>,</text:p>
      <text:p text:style-name="P2">},</text:p>
      <text:p text:style-name="P2">input: {</text:p>
      <text:p text:style-name="P2">width: <text:span text:style-name="T5">200</text:span>,</text:p>
      <text:p text:style-name="P2">height: <text:span text:style-name="T5">40</text:span>,</text:p>
      <text:p text:style-name="P2">borderColor: <text:span text:style-name="T4">'gray'</text:span>,</text:p>
      <text:p text:style-name="P2">borderWidth: <text:span text:style-name="T5">1</text:span>,</text:p>
      <text:p text:style-name="P2">marginBottom: <text:span text:style-name="T5">20</text:span>,</text:p>
      <text:p text:style-name="P2">paddingLeft: <text:span text:style-name="T5">10</text:span>,</text:p>
      <text:p text:style-name="P2">},</text:p>
      <text:p text:style-name="P2">result: {</text:p>
      <text:p text:style-name="P2">fontSize: <text:span text:style-name="T5">15</text:span>,</text:p>
      <text:p text:style-name="P2">marginTop: <text:span text:style-name="T5">5</text:span>,</text:p>
      <text:p text:style-name="P2">},</text:p>
      <text:p text:style-name="P2">});</text:p>
      <text:p text:style-name="P6"/>
      <text:p text:style-name="P2"><text:soft-page-break/><text:span text:style-name="T2">export</text:span> { customStyles }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1:21:24.440813156</meta:creation-date>
    <dc:date>2023-10-07T11:24:02.042802235</dc:date>
    <meta:editing-duration>PT2M37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3" meta:paragraph-count="78" meta:word-count="211" meta:character-count="1900" meta:non-whitespace-character-count="1766"/>
  </office:meta>
</office:document-meta>
</file>